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1" svg:font-family="MathJax_Math"/>
    <style:font-face style:name="Liberation Serif1" svg:font-family="'Liberation Serif'" style:font-family-generic="roman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8cm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objectwithoutfill">
      <style:graphic-properties svg:stroke-width="0.081cm" svg:stroke-color="#00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66cc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5" style:family="graphic" style:parent-style-name="objectwithoutfill">
      <style:graphic-properties draw:stroke="dash" draw:stroke-dash="Dashed_20__28_var_29_" svg:stroke-width="0.081cm" svg:stroke-color="#00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hatch" draw:fill-hatch-name="Black_20_45_20_Degrees_20_Wide" draw:textarea-horizontal-align="justify" draw:textarea-vertical-align="middle" draw:auto-grow-height="false" fo:min-height="2.544cm" fo:min-width="17.66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stroke="dash" draw:stroke-dash="Long_20_Dash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0" style:family="graphic" style:parent-style-name="standard">
      <style:graphic-properties draw:stroke="none" svg:stroke-color="#000000" draw:fill="none" draw:fill-color="#ffffff" fo:min-height="0.793cm"/>
    </style:style>
    <style:style style:name="gr11" style:family="graphic" style:parent-style-name="objectwithoutfill">
      <style:graphic-properties svg:stroke-width="0.081cm" svg:stroke-color="#0066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212cm" svg:stroke-color="#cc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draw:textarea-horizontal-align="justify" draw:textarea-vertical-align="middle" draw:auto-grow-height="false" fo:min-height="1.008cm" fo:min-width="0.758cm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objectwithoutfill">
      <style:graphic-properties svg:stroke-width="0.081cm" svg:stroke-color="#0099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hatch" draw:fill-hatch-name="Black_20_45_20_Degrees_20_Wid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MathJax_Math" fo:font-size="24pt" style:font-size-asian="24pt" style:font-size-complex="24pt"/>
    </style:style>
    <style:style style:name="P8" style:family="paragraph">
      <style:paragraph-properties fo:text-align="center"/>
    </style:style>
    <style:style style:name="T1" style:family="text">
      <style:text-properties style:font-name="Liberation Serif" fo:font-size="26pt" style:font-size-asian="26pt" style:font-size-complex="26pt"/>
    </style:style>
    <style:style style:name="T2" style:family="text">
      <style:text-properties style:text-position="-33% 58%" style:font-name="Liberation Serif" fo:font-size="26pt" style:font-size-asian="26pt" style:font-size-complex="26pt"/>
    </style:style>
    <style:style style:name="T3" style:family="text">
      <style:text-properties style:font-name="Liberation Serif1" fo:font-size="24pt" style:font-name-asian="Liberation Serif1" style:font-size-asian="24pt" style:font-name-complex="Liberation Serif1" style:font-size-complex="24pt"/>
    </style:style>
    <style:style style:name="T4" style:family="text">
      <style:text-properties style:font-name="MathJax_Math1" fo:font-size="24pt" style:font-name-asian="MathJax_Math1" style:font-size-asian="24pt" style:font-name-complex="MathJax_Math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97cm" svg:height="1.778cm" svg:x="12.43cm" svg:y="17.891cm">
          <draw:text-box>
            <text:p text:style-name="P1"><text:span text:style-name="T1">F</text:span><text:span text:style-name="T2">g</text:span></text:p>
          </draw:text-box>
        </draw:frame>
        <draw:frame draw:style-name="gr1" draw:text-style-name="P2" draw:layer="layout" svg:width="1.397cm" svg:height="1.778cm" svg:x="13.7cm" svg:y="11.16cm">
          <draw:text-box>
            <text:p text:style-name="P1"><text:span text:style-name="T1">F</text:span><text:span text:style-name="T2">c</text:span></text:p>
          </draw:text-box>
        </draw:frame>
        <draw:frame draw:style-name="gr2" draw:text-style-name="P4" draw:layer="layout" svg:width="1.143cm" svg:height="1.397cm" svg:x="15.351cm" svg:y="12.684cm">
          <draw:text-box>
            <text:p text:style-name="P3"><text:span text:style-name="T3">α</text:span></text:p>
          </draw:text-box>
        </draw:frame>
        <draw:line draw:style-name="gr3" draw:text-style-name="P5" draw:layer="layout" svg:x1="12.176cm" svg:y1="15.097cm" svg:x2="12.298cm" svg:y2="18.758cm">
          <text:p/>
        </draw:line>
        <draw:line draw:style-name="gr3" draw:text-style-name="P5" draw:layer="layout" svg:x1="12.296cm" svg:y1="14.966cm" svg:x2="13.968cm" svg:y2="12.267cm">
          <text:p/>
        </draw:line>
        <draw:path draw:style-name="gr4" draw:text-style-name="P5" draw:layer="layout" svg:width="0.529cm" svg:height="0.631cm" draw:transform="skewX (0.638615973304725) rotate (2.16769893097696) translate (15.3946359566792cm 14.2652117861591cm)" svg:viewBox="0 0 530 632" svg:d="M0 632c532 0 530-632 530-632">
          <text:p/>
        </draw:path>
        <draw:line draw:style-name="gr5" draw:text-style-name="P5" draw:layer="layout" svg:x1="12.176cm" svg:y1="15.097cm" svg:x2="12.176cm" svg:y2="11.541cm">
          <text:p/>
        </draw:line>
        <draw:custom-shape draw:style-name="gr6" draw:text-style-name="P6" draw:layer="layout" svg:width="18.161cm" svg:height="2.794cm" svg:x="1.635cm" svg:y="1.38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.635cm" svg:y1="4.174cm" svg:x2="19.796cm" svg:y2="4.174cm">
          <text:p/>
        </draw:line>
        <draw:line draw:style-name="gr8" draw:text-style-name="P5" draw:layer="layout" svg:x1="8.112cm" svg:y1="4.175cm" svg:x2="8.239cm" svg:y2="11.033cm">
          <text:p/>
        </draw:line>
        <draw:path draw:style-name="gr9" draw:text-style-name="P5" draw:layer="layout" svg:width="1.303cm" svg:height="0.82cm" draw:transform="skewX (0.485899663755221) rotate (-0.308923277602997) translate (8.90184388056644cm 8.98562563973926cm)" svg:viewBox="0 0 1304 821" svg:d="M0 821c1299-1 1304-821 1304-821">
          <text:p/>
        </draw:path>
        <draw:frame draw:style-name="gr10" draw:text-style-name="P7" draw:layer="layout" svg:width="0.762cm" svg:height="1.043cm" svg:x="8.874cm" svg:y="9.89cm">
          <draw:text-box>
            <text:p><text:span text:style-name="T4">ϕ</text:span></text:p>
          </draw:text-box>
        </draw:frame>
        <draw:g>
          <draw:line draw:style-name="gr11" draw:text-style-name="P5" draw:layer="layout" svg:x1="8.211cm" svg:y1="4.174cm" svg:x2="12.207cm" svg:y2="15.153cm">
            <text:p/>
          </draw:line>
          <draw:line draw:style-name="gr12" draw:text-style-name="P5" draw:layer="layout" svg:x1="8.864cm" svg:y1="16.366cm" svg:x2="15.547cm" svg:y2="13.934cm">
            <text:p/>
          </draw:line>
          <draw:custom-shape draw:style-name="gr13" draw:text-style-name="P8" draw:layer="layout" svg:width="1.778cm" svg:height="1.778cm" draw:transform="rotate (0.349065850398866) translate (7.367cm 15.9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layout" svg:width="1.778cm" svg:height="1.778cm" draw:transform="rotate (0.349065850398866) translate (14.723cm 13.1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4" draw:layer="layout" svg:width="1.143cm" svg:height="1.27cm" svg:x="12.176cm" svg:y="12.811cm">
          <draw:text-box>
            <text:p text:style-name="P3"><text:span text:style-name="T3">α</text:span></text:p>
          </draw:text-box>
        </draw:frame>
        <draw:path draw:style-name="gr15" draw:text-style-name="P5" draw:layer="layout" svg:width="0.578cm" svg:height="0.686cm" draw:transform="skewX (0.63390358432434) rotate (2.13820286661825) translate (12.4682020542741cm 13.2622706457246cm)" svg:viewBox="0 0 579 687" svg:d="M0 687c580-1 579-687 579-68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th1" svg:font-family="MathJax_Math"/>
    <style:font-face style:name="Liberation Serif1" svg:font-family="'Liberation Serif'" style:font-family-generic="roman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1T10:21:52.213271798</meta:creation-date>
    <dc:date>2021-10-21T10:29:14.176372642</dc:date>
    <meta:editing-duration>PT9S</meta:editing-duration>
    <meta:editing-cycles>1</meta:editing-cycles>
    <meta:document-statistic meta:object-count="19"/>
    <meta:generator>LibreOffice/6.1.5.2$Linux_X86_64 LibreOffice_project/10$Build-2</meta:generator>
  </office:meta>
</office:document-meta>
</file>